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38bc4" officeooo:paragraph-rsid="00038bc4"/>
    </style:style>
    <style:style style:name="P2" style:family="paragraph" style:parent-style-name="Footer">
      <style:text-properties fo:font-size="10pt" style:text-underline-style="none" style:font-size-asian="10pt" style:font-size-complex="10pt"/>
    </style:style>
    <style:style style:name="P3" style:family="paragraph" style:parent-style-name="Text_20_body">
      <style:text-properties fo:font-size="10pt" style:text-underline-style="none" style:font-size-asian="10pt" style:font-size-complex="10pt"/>
    </style:style>
    <style:style style:name="P4" style:family="paragraph" style:parent-style-name="Text_20_body">
      <style:paragraph-properties fo:text-align="start" style:justify-single-word="false"/>
    </style:style>
    <style:style style:name="P5" style:family="paragraph" style:parent-style-name="Heading_20_3">
      <style:paragraph-properties fo:text-align="start" style:justify-single-word="false"/>
    </style:style>
    <style:style style:name="P6" style:family="paragraph" style:parent-style-name="Text_20_body">
      <style:paragraph-properties fo:text-align="justify" style:justify-single-word="false"/>
      <style:text-properties fo:font-size="11pt" officeooo:rsid="00038bc4" officeooo:paragraph-rsid="00038bc4" style:font-size-asian="11pt" style:font-size-complex="11pt"/>
    </style:style>
    <style:style style:name="P7" style:family="paragraph" style:parent-style-name="Text_20_body">
      <style:paragraph-properties fo:text-align="justify" style:justify-single-word="false"/>
      <style:text-properties fo:font-size="11pt" officeooo:rsid="00038bc4" officeooo:paragraph-rsid="000784b6" style:font-size-asian="11pt" style:font-size-complex="11pt"/>
    </style:style>
    <style:style style:name="P8" style:family="paragraph" style:parent-style-name="Text_20_body">
      <style:paragraph-properties fo:text-align="justify" style:justify-single-word="false"/>
      <style:text-properties fo:font-size="11pt" officeooo:rsid="0003f984" officeooo:paragraph-rsid="0003f984" style:font-size-asian="11pt" style:font-size-complex="11pt"/>
    </style:style>
    <style:style style:name="P9" style:family="paragraph" style:parent-style-name="Text_20_body">
      <style:paragraph-properties fo:text-align="justify" style:justify-single-word="false"/>
      <style:text-properties fo:font-size="11pt" style:font-size-asian="11pt" style:font-size-complex="11pt"/>
    </style:style>
    <style:style style:name="P10" style:family="paragraph" style:parent-style-name="Text_20_body">
      <style:paragraph-properties fo:text-align="justify" style:justify-single-word="false"/>
      <style:text-properties fo:font-size="11pt" officeooo:rsid="000b2aac" officeooo:paragraph-rsid="000b2aac" style:font-size-asian="11pt" style:font-size-complex="11pt"/>
    </style:style>
    <style:style style:name="T1" style:family="text">
      <style:text-properties officeooo:rsid="0003f984"/>
    </style:style>
    <style:style style:name="T2" style:family="text">
      <style:text-properties officeooo:rsid="000724dd"/>
    </style:style>
    <style:style style:name="T3" style:family="text">
      <style:text-properties style:font-name="Liberation Serif" officeooo:rsid="0003f984"/>
    </style:style>
    <style:style style:name="T4" style:family="text">
      <style:text-properties officeooo:rsid="00038bc4"/>
    </style:style>
    <style:style style:name="T5" style:family="text">
      <style:text-properties officeooo:rsid="00048595"/>
    </style:style>
    <style:style style:name="T6" style:family="text">
      <style:text-properties officeooo:rsid="000784b6"/>
    </style:style>
    <style:style style:name="T7" style:family="text">
      <style:text-properties officeooo:rsid="000a0b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Komplettering av ansökan om omställningsstudiestöd</text:h>
      <text:p text:style-name="P4"/>
      <text:p text:style-name="P6">På grund av långsam ärendehantering hos min omställningsorganisation har jag nyligen fått veta att de inte lämnar ett yttrande om huruvida mina studier stärker min ställning på arbetsmarknaden. <text:span text:style-name="T7">Detta då jag redan avslutat min tidigare anställning för att börja studera. </text:span>Därför behöver jag nu komplettera min ansökan med ett eget yttrande.</text:p>
      <text:p text:style-name="P7">Jag har påbörjat en tvåårig utbildning inom systemutveckling. <text:span text:style-name="T1">De flesta källor man kan hitta är eniga om att det är ett bristyrke under överskådlig framtid och att konkurrensen om lediga jobb kommer vara mycket liten. Som referenser kan jag hänvisa till arbetsförmedlingens prognos för yrket</text:span><text:span text:style-name="T3">¹</text:span><text:span text:style-name="T1">. Där anges möjligheterna till arbete som mycket stora både 2022 och 2026, </text:span><text:span text:style-name="T6">vilket är den högsta graderingen</text:span><text:span text:style-name="T1">. Det finns dessutom i skrivande stund 3000 lediga jobb </text:span><text:span text:style-name="T5">inom området </text:span><text:span text:style-name="T1">i </text:span><text:span text:style-name="T5">platsbanken</text:span><text:span text:style-name="T1"> och yrket ligger på fjärde plats i topplistan </text:span><text:span text:style-name="T7">över antal platsannonser</text:span><text:span text:style-name="T1">. Även webbsidan framtid.se</text:span><text:span text:style-name="T3">²</text:span><text:span text:style-name="T1"> anger framtidsutsikterna som mycket goda.</text:span></text:p>
      <text:p text:style-name="P8">Jag<text:span text:style-name="T4"> har de senaste tio åren arbetat som servicetekniker inom vending. Jobbet innebär service och reparationer av kaffe- och varumaskiner </text:span><text:span text:style-name="T5">ute på företag</text:span><text:span text:style-name="T4">.</text:span> <text:span text:style-name="T6">I rollen är det svårt att komma vidare och utvecklas gällande lön och arbetsuppgifter. </text:span>De enda anställningar jag lyckats få är <text:span text:style-name="T5">på</text:span> andra företag inom vending, och där finns bara en handfull arbetsgivare <text:span text:style-name="T5">totalt</text:span>. Samtliga <text:span text:style-name="T5">av dessa</text:span> har dessutom lidit stora förluster under coronapandemin, då deras kunder jobbat hemifrån och <text:span text:style-name="T5">inte </text:span>konsumerat kaffe <text:span text:style-name="T5">på sina arbetsplatser </text:span>i samma utsträckning som före pandemin. Jag var mycket nära att bli uppsagd från min anställning på Selecta under 2021.</text:p>
      <text:p text:style-name="P9">För andra jobb inom angränsande branscher, så som vitvaruservice <text:span text:style-name="T6">eller</text:span> annan typ av teknisk fältservice, är konkurrensen stor och jag har med min ganska specialiserade erfarenhet av just kaffemaskiner inte lyckats komma in någonstans. Ofta är det lättare för arbetsgivaren att hitta en annan kandidat som är beredd att gå in på lägre lön. Vill jag höja eller behålla min lönenivå är jag som sagt hänvisad till andra arbetsgivare inom vending, som <text:span text:style-name="T5">visserligen </text:span><text:span text:style-name="T6">ofta </text:span>värdesätter min erfarenhet inom just det området, <text:span text:style-name="T5">men där m</text:span>öjligheterna till <text:span text:style-name="T5">vidare </text:span>utveckling gällande lön, arbetsuppgifter och roll i företagen är väldigt begränsade. I princip kan man jobba kvar som tekniker och över tid eventuellt höja sin lön i takt med inflationen. <text:span text:style-name="T5">Dessutom kämpar vendingföretagen i motvind efter pandemin då många kunder (både myndigheter och företag) i högre grad möjliggjort för sina medarbetare att arbeta hemifrån, med minskade inköp av kaffe och tjänster som följd. Andra omständigheter som bidragit till minskade marginaler </text:span><text:span text:style-name="T6">och </text:span><text:span text:style-name="T5">försämrad tillväxt för bolag i branschen är ökade drivmedelskostnader samt stigande inköpspriser på kaffe och mejeriprodukter.</text:span></text:p>
      <text:p text:style-name="P8">Som jag kan se det är min enda väg till bättre löneutveckling, fler valmöjligheter gällande arbetsgivare och en mindre utsatt situation att utbilda mig inom en annan bransch <text:span text:style-name="T5">där det finns en stor variation av arbetsgivare, brist på utbildad arbetskraft och betydligt större potential för mig som driven och engagerad person att över tid både bredda mig och specialisera mig inom de områden jag finner intressanta.</text:span></text:p>
      <text:p text:style-name="P8"/>
      <text:p text:style-name="P10">Vänligen,</text:p>
      <text:p text:style-name="P10">____________________________</text:p>
      <text:p text:style-name="P10">Thomas Krut</text:p>
      <text:p text:style-name="P10">19820528-55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8bc4" officeooo:paragraph-rsid="00038bc4"/>
    </style:style>
    <style:style style:name="MP2" style:family="paragraph" style:parent-style-name="Footer">
      <style:text-properties fo:font-size="10pt" style:text-underline-style="none" style:font-size-asian="10pt" style:font-size-complex="10pt"/>
    </style:style>
    <style:style style:name="MP3" style:family="paragraph" style:parent-style-name="Text_20_body">
      <style:text-properties fo:font-size="10pt" style:text-underline-style="none" style:font-size-asian="10pt" style:font-size-complex="10pt"/>
    </style:style>
    <style:style style:name="MT1" style:family="text">
      <style:text-properties officeooo:rsid="0003f984"/>
    </style:style>
    <style:style style:name="MT2" style:family="text">
      <style:text-properties officeooo:rsid="000724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Komplettering <text:span text:style-name="MT1">av </text:span>ansökan om omställningsstudiestöd<text:tab/>Thomas Krut</text:p>
        <text:p text:style-name="MP1">2022-12-01<text:tab/><text:tab/><text:span text:style-name="MT2">19</text:span>820528-5516</text:p>
      </style:header>
      <style:footer>
        <text:p text:style-name="MP2">¹ https://arbetsformedlingen.se/for-arbetssokande/yrken-och-framtid/hitta-yrken/yrkesgrupper/1129</text:p>
        <text:p text:style-name="MP3">² https://www.framtid.se/yrke/systemutvecklar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2T11:31:32.070000000</meta:creation-date>
    <dc:date>2022-12-05T09:03:14.170000000</dc:date>
    <meta:editing-duration>PT2H13M40S</meta:editing-duration>
    <meta:editing-cycles>9</meta:editing-cycles>
    <meta:generator>LibreOffice/7.4.0.3$Windows_X86_64 LibreOffice_project/f85e47c08ddd19c015c0114a68350214f7066f5a</meta:generator>
    <meta:print-date>2022-12-05T09:01:57.518000000</meta:print-date>
    <meta:document-statistic meta:table-count="0" meta:image-count="0" meta:object-count="0" meta:page-count="1" meta:paragraph-count="14" meta:word-count="509" meta:character-count="3500" meta:non-whitespace-character-count="3007"/>
  </office:meta>
</office:document-meta>
</file>